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"/>
    <style:font-face style:name="Helvetica Neue" svg:font-family="'Helvetica Neue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ext_20_body">
      <style:text-properties fo:color="#000000" style:font-name="Consolas" fo:font-size="10pt" fo:font-weight="bold" fo:background-color="#ffffff" style:font-weight-asian="bold" style:font-weight-complex="bold"/>
    </style:style>
    <style:style style:name="P4" style:family="paragraph" style:parent-style-name="Text_20_body">
      <style:paragraph-properties fo:padding="0cm" fo:border="none"/>
      <style:text-properties fo:color="#000000" style:font-name="Consolas" fo:font-size="10pt" fo:background-color="#ffffff"/>
    </style:style>
    <style:style style:name="P5" style:family="paragraph" style:parent-style-name="Text_20_body">
      <style:paragraph-properties fo:padding="0cm" fo:border="none"/>
      <style:text-properties fo:color="#646464" style:font-name="Consolas" fo:font-size="10pt" fo:background-color="#ffffff"/>
    </style:style>
    <style:style style:name="P6" style:family="paragraph" style:parent-style-name="Text_20_body">
      <style:paragraph-properties style:border-line-width-bottom="0.141cm 0.088cm 0.088cm" fo:padding="0.074cm" fo:border-left="none" fo:border-right="none" fo:border-top="none" fo:border-bottom="0.317cm double #000000" style:join-border="false"/>
      <style:text-properties fo:color="#000000" style:font-name="Consolas" fo:font-size="10pt" fo:background-color="#ffffff"/>
    </style:style>
    <style:style style:name="T1" style:family="text">
      <style:text-properties fo:font-variant="normal" fo:text-transform="none" fo:color="#222635" style:font-name="Helvetica Neue" fo:font-size="13.5pt" fo:letter-spacing="normal" fo:font-style="normal"/>
    </style:style>
    <style:style style:name="T2" style:family="text">
      <style:text-properties fo:font-variant="normal" fo:text-transform="none" fo:color="#222635" style:font-name="Helvetica Neue" fo:font-size="13.5pt" fo:letter-spacing="normal" fo:font-style="normal" fo:font-weight="bold"/>
    </style:style>
    <style:style style:name="T3" style:family="text">
      <style:text-properties fo:color="#7f0055"/>
    </style:style>
    <style:style style:name="T4" style:family="text">
      <style:text-properties fo:color="#7f0055" fo:font-weight="bold"/>
    </style:style>
    <style:style style:name="T5" style:family="text">
      <style:text-properties fo:color="#6a3e3e"/>
    </style:style>
    <style:style style:name="T6" style:family="text">
      <style:text-properties fo:color="#3f7f5f"/>
    </style:style>
    <style:style style:name="T7" style:family="text">
      <style:text-properties fo:color="#7f9fbf" fo:font-weight="bold"/>
    </style:style>
    <style:style style:name="T8" style:family="text">
      <style:text-properties fo:font-style="italic"/>
    </style:style>
    <style:style style:name="T9" style:family="text">
      <style:text-properties fo:color="#2a00ff"/>
    </style:style>
    <style:style style:name="T10" style:family="text">
      <style:text-properties fo:color="#0000c0"/>
    </style:style>
    <style:style style:name="T11" style:family="text">
      <style:text-properties fo:color="#0000c0" fo:font-style="italic" fo:font-weight="bold"/>
    </style:style>
    <style:style style:name="T12" style:family="text">
      <style:text-properties fo:background-color="#d4d4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uent Builder Pattern:</text:p>
      <text:p text:style-name="P1"/>
      <text:p text:style-name="P1"><text:span text:style-name="T1">Fluent builder pattern is a style of coding which </text:span><text:span text:style-name="Strong_20_Emphasis"><text:span text:style-name="T2">force </text:span></text:span><text:span text:style-name="T1">the developer to create the object in sequence by calling each setter method one after the another until all required attributes are set.</text:span> </text:p>
      <text:p text:style-name="P1"/>
      <text:p text:style-name="P1"/>
      <text:p text:style-name="P1">Email example:</text:p>
      <text:p text:style-name="P1"/>
      <text:p text:style-name="P3"><text:span text:style-name="T3">public</text:span> <text:span text:style-name="T3">class</text:span> Main {</text:p>
      <text:p text:style-name="P4"><text:span text:style-name="T4">public</text:span> <text:span text:style-name="T4">static</text:span> <text:span text:style-name="T4">void</text:span> main(String[] <text:span text:style-name="T5">args</text:span>) {</text:p>
      <text:p text:style-name="P4"><text:span text:style-name="T6">// </text:span><text:span text:style-name="T7">TODO</text:span><text:span text:style-name="T6"> Auto-generated method stub</text:span></text:p>
      <text:p text:style-name="P4">EmailBuilder <text:span text:style-name="T5">builder</text:span> = EmailBuilder.<text:span text:style-name="T8">getInstance</text:span>();</text:p>
      <text:p text:style-name="P4">Email <text:span text:style-name="T5">mail</text:span> = <text:span text:style-name="T5">builder</text:span></text:p>
      <text:p text:style-name="P4">.to(<text:span text:style-name="T9">"sehgal.mohit@gmail.com"</text:span>)</text:p>
      <text:p text:style-name="P4">.from(<text:span text:style-name="T9">"mohit.sehgal@cognizant.com"</text:span>)</text:p>
      <text:p text:style-name="P4">.subject(<text:span text:style-name="T9">"Important Mail"</text:span>)</text:p>
      <text:p text:style-name="P4">.body(<text:span text:style-name="T9">"This is an important mail."</text:span>)</text:p>
      <text:p text:style-name="P4">.build();</text:p>
      <text:p text:style-name="P4">EmailBuilder <text:span text:style-name="T5">b</text:span> = EmailBuilder.<text:span text:style-name="T8">getInstance</text:span>();</text:p>
      <text:p text:style-name="P4">Email <text:span text:style-name="T5">ma</text:span> = <text:span text:style-name="T5">b</text:span>.build();</text:p>
      <text:p text:style-name="P4">System.<text:span text:style-name="T11">out</text:span>.println(<text:span text:style-name="T5">ma</text:span>);</text:p>
      <text:p text:style-name="P4">System.<text:span text:style-name="T11">out</text:span>.println(<text:span text:style-name="T5">mail</text:span>);</text:p>
      <text:p text:style-name="P4">}</text:p>
      <text:p text:style-name="P4">}</text:p>
      <text:p text:style-name="P6"/>
      <text:p text:style-name="P4"/>
      <text:p text:style-name="P4"><text:span text:style-name="T4">public</text:span> <text:span text:style-name="T4">final</text:span> <text:span text:style-name="T4">class</text:span> Email {</text:p>
      <text:p text:style-name="P4"><text:span text:style-name="T4">private</text:span> String <text:span text:style-name="T10">to</text:span>;</text:p>
      <text:p text:style-name="P4"><text:span text:style-name="T4">private</text:span> String <text:span text:style-name="T10">from</text:span>;</text:p>
      <text:p text:style-name="P4"><text:span text:style-name="T4">private</text:span> String <text:span text:style-name="T10">subject</text:span>;</text:p>
      <text:p text:style-name="P4"><text:span text:style-name="T4">private</text:span> String <text:span text:style-name="T10">body</text:span>;</text:p>
      <text:p text:style-name="P4"><text:span text:style-name="T4">private</text:span> List&lt;String&gt; <text:span text:style-name="T10">cc</text:span>;</text:p>
      <text:p text:style-name="P4"><text:span text:style-name="T4">private</text:span> List&lt;String&gt; <text:span text:style-name="T10">bcc</text:span>;</text:p>
      <text:p text:style-name="P4"><text:span text:style-name="T4">private</text:span> Email() {}</text:p>
      <text:p text:style-name="P4"><text:span text:style-name="T4">private</text:span> Email(String <text:span text:style-name="T5">to</text:span>, String <text:span text:style-name="T5">from</text:span>, String <text:span text:style-name="T5">subject</text:span>, String <text:span text:style-name="T5">body</text:span>, List&lt;String&gt; <text:span text:style-name="T5">cc</text:span>, List&lt;String&gt; <text:span text:style-name="T5">bcc</text:span>) {</text:p>
      <text:p text:style-name="P4"><text:span text:style-name="T4">super</text:span>();</text:p>
      <text:p text:style-name="P4"><text:span text:style-name="T4">this</text:span>.<text:span text:style-name="T10">to</text:span> = <text:span text:style-name="T5">to</text:span>;</text:p>
      <text:p text:style-name="P4"><text:span text:style-name="T4">this</text:span>.<text:span text:style-name="T10">from</text:span> = <text:span text:style-name="T5">from</text:span>;</text:p>
      <text:p text:style-name="P4"><text:span text:style-name="T4">this</text:span>.<text:span text:style-name="T10">subject</text:span> = <text:span text:style-name="T5">subject</text:span>;</text:p>
      <text:p text:style-name="P4"><text:span text:style-name="T4">this</text:span>.<text:span text:style-name="T10">body</text:span> = <text:span text:style-name="T5">body</text:span>;</text:p>
      <text:p text:style-name="P4"><text:soft-page-break/><text:span text:style-name="T4">this</text:span>.<text:span text:style-name="T10">cc</text:span> = <text:span text:style-name="T5">cc</text:span>;</text:p>
      <text:p text:style-name="P4"><text:span text:style-name="T4">this</text:span>.<text:span text:style-name="T10">bcc</text:span> = <text:span text:style-name="T5">bcc</text:span>;</text:p>
      <text:p text:style-name="P4">}</text:p>
      <text:p text:style-name="P4"><text:span text:style-name="T4">public</text:span> <text:span text:style-name="T4">static</text:span> Email getMailObject(String <text:span text:style-name="T5">to</text:span>, String <text:span text:style-name="T5">from</text:span>, String <text:span text:style-name="T5">sub</text:span>, String <text:span text:style-name="T5">body</text:span>, List&lt;String&gt; <text:span text:style-name="T5">cc</text:span>, List&lt;String&gt; <text:span text:style-name="T5">bcc</text:span>) {</text:p>
      <text:p text:style-name="P4"><text:span text:style-name="T4">return</text:span> <text:span text:style-name="T4">new</text:span> Email(<text:span text:style-name="T5">to</text:span>,<text:span text:style-name="T5">from</text:span>,<text:span text:style-name="T5">sub</text:span>,<text:span text:style-name="T5">body</text:span>,<text:span text:style-name="T5">cc</text:span>,<text:span text:style-name="T5">bcc</text:span>);</text:p>
      <text:p text:style-name="P4">}</text:p>
      <text:p text:style-name="P4"><text:span text:style-name="T4">public</text:span> String getTo() {</text:p>
      <text:p text:style-name="P4"><text:span text:style-name="T4">return</text:span> <text:span text:style-name="T10">to</text:span>;</text:p>
      <text:p text:style-name="P4">}</text:p>
      <text:p text:style-name="P4"><text:span text:style-name="T4">public</text:span> <text:span text:style-name="T4">void</text:span> setTo(String <text:span text:style-name="T5">to</text:span>) {</text:p>
      <text:p text:style-name="P4"><text:span text:style-name="T4">this</text:span>.<text:span text:style-name="T10">to</text:span> = <text:span text:style-name="T5">to</text:span>;</text:p>
      <text:p text:style-name="P4">}</text:p>
      <text:p text:style-name="P4"><text:span text:style-name="T4">public</text:span> String getFrom() {</text:p>
      <text:p text:style-name="P4"><text:span text:style-name="T4">return</text:span> <text:span text:style-name="T10">from</text:span>;</text:p>
      <text:p text:style-name="P4">}</text:p>
      <text:p text:style-name="P4"><text:span text:style-name="T4">public</text:span> <text:span text:style-name="T4">void</text:span> setFrom(String <text:span text:style-name="T5">from</text:span>) {</text:p>
      <text:p text:style-name="P4"><text:span text:style-name="T4">this</text:span>.<text:span text:style-name="T10">from</text:span> = <text:span text:style-name="T5">from</text:span>;</text:p>
      <text:p text:style-name="P4">}</text:p>
      <text:p text:style-name="P4"><text:span text:style-name="T4">public</text:span> String getSubject() {</text:p>
      <text:p text:style-name="P4"><text:span text:style-name="T4">return</text:span> <text:span text:style-name="T10">subject</text:span>;</text:p>
      <text:p text:style-name="P4">}</text:p>
      <text:p text:style-name="P4"><text:span text:style-name="T4">public</text:span> <text:span text:style-name="T4">void</text:span> setSubject(String <text:span text:style-name="T5">subject</text:span>) {</text:p>
      <text:p text:style-name="P4"><text:span text:style-name="T4">this</text:span>.<text:span text:style-name="T10">subject</text:span> = <text:span text:style-name="T5">subject</text:span>;</text:p>
      <text:p text:style-name="P4">}</text:p>
      <text:p text:style-name="P4"><text:span text:style-name="T4">public</text:span> String getBody() {</text:p>
      <text:p text:style-name="P4"><text:span text:style-name="T4">return</text:span> <text:span text:style-name="T10">body</text:span>;</text:p>
      <text:p text:style-name="P4">}</text:p>
      <text:p text:style-name="P4"><text:span text:style-name="T4">public</text:span> <text:span text:style-name="T4">void</text:span> setBody(String <text:span text:style-name="T5">body</text:span>) {</text:p>
      <text:p text:style-name="P4"><text:span text:style-name="T4">this</text:span>.<text:span text:style-name="T10">body</text:span> = <text:span text:style-name="T5">body</text:span>;</text:p>
      <text:p text:style-name="P4">}</text:p>
      <text:p text:style-name="P4"><text:span text:style-name="T4">public</text:span> List&lt;String&gt; getCc() {</text:p>
      <text:p text:style-name="P4"><text:span text:style-name="T4">return</text:span> <text:span text:style-name="T10">cc</text:span>;</text:p>
      <text:p text:style-name="P4">}</text:p>
      <text:p text:style-name="P4"><text:span text:style-name="T4">public</text:span> <text:span text:style-name="T4">void</text:span> setCc(List&lt;String&gt; <text:span text:style-name="T5">cc</text:span>) {</text:p>
      <text:p text:style-name="P4"><text:span text:style-name="T4">this</text:span>.<text:span text:style-name="T10">cc</text:span> = <text:span text:style-name="T5">cc</text:span>;</text:p>
      <text:p text:style-name="P4">}</text:p>
      <text:p text:style-name="P4"><text:span text:style-name="T4">public</text:span> List&lt;String&gt; getBcc() {</text:p>
      <text:p text:style-name="P4"><text:span text:style-name="T4">return</text:span> <text:span text:style-name="T10">bcc</text:span>;</text:p>
      <text:p text:style-name="P4">}</text:p>
      <text:p text:style-name="P4"><text:span text:style-name="T4">public</text:span> <text:span text:style-name="T4">void</text:span> setBcc(List&lt;String&gt; <text:span text:style-name="T5">bcc</text:span>) {</text:p>
      <text:p text:style-name="P4"><text:soft-page-break/><text:span text:style-name="T4">this</text:span>.<text:span text:style-name="T10">bcc</text:span> = <text:span text:style-name="T5">bcc</text:span>;</text:p>
      <text:p text:style-name="P4">}</text:p>
      <text:p text:style-name="P5">@Override</text:p>
      <text:p text:style-name="P4"><text:span text:style-name="T4">public</text:span> String toString() {</text:p>
      <text:p text:style-name="P4"><text:span text:style-name="T4">return</text:span> <text:span text:style-name="T9">"Email [to="</text:span> + <text:span text:style-name="T10">to</text:span> + <text:span text:style-name="T9">", from="</text:span> + <text:span text:style-name="T10">from</text:span> + <text:span text:style-name="T9">", subject="</text:span> + <text:span text:style-name="T10">subject</text:span> + <text:span text:style-name="T9">", body="</text:span> + <text:span text:style-name="T10">body</text:span> + <text:span text:style-name="T9">", cc="</text:span> + <text:span text:style-name="T10">cc</text:span></text:p>
      <text:p text:style-name="P4">+ <text:span text:style-name="T9">", bcc="</text:span> + <text:span text:style-name="T10">bcc</text:span> + <text:span text:style-name="T9">"]"</text:span>;</text:p>
      <text:p text:style-name="P4">}</text:p>
      <text:p text:style-name="P4">}</text:p>
      <text:p text:style-name="P6"/>
      <text:p text:style-name="P4"/>
      <text:p text:style-name="P4"><text:span text:style-name="T4">public</text:span> <text:span text:style-name="T4">class</text:span> EmailBuilder <text:span text:style-name="T4">implements</text:span> To, From, Body, Subject, EmailCreator {</text:p>
      <text:p text:style-name="P4"><text:span text:style-name="T4">private</text:span> String <text:span text:style-name="T10">to</text:span>;</text:p>
      <text:p text:style-name="P4"><text:span text:style-name="T4">private</text:span> String <text:span text:style-name="T10">from</text:span>;</text:p>
      <text:p text:style-name="P4"><text:span text:style-name="T4">private</text:span> String <text:span text:style-name="T10">subject</text:span>;</text:p>
      <text:p text:style-name="P4"><text:span text:style-name="T4">private</text:span> String <text:span text:style-name="T10">body</text:span>;</text:p>
      <text:p text:style-name="P4"><text:span text:style-name="T4">private</text:span> List&lt;String&gt; <text:span text:style-name="T10">cc</text:span>;</text:p>
      <text:p text:style-name="P4"><text:span text:style-name="T4">private</text:span> List&lt;String&gt; <text:span text:style-name="T10">bcc</text:span>;</text:p>
      <text:p text:style-name="P5">@Override</text:p>
      <text:p text:style-name="P4"><text:span text:style-name="T4">public</text:span> Body subject(String <text:span text:style-name="T5">sub</text:span>) {</text:p>
      <text:p text:style-name="P4"><text:span text:style-name="T6">// </text:span><text:span text:style-name="T7">TODO</text:span><text:span text:style-name="T6"> Auto-generated method stub</text:span></text:p>
      <text:p text:style-name="P4"><text:span text:style-name="T4">this</text:span>.<text:span text:style-name="T10">subject</text:span>=<text:span text:style-name="T5">sub</text:span>;</text:p>
      <text:p text:style-name="P4"><text:span text:style-name="T4">return</text:span> <text:span text:style-name="T4">this</text:span>;</text:p>
      <text:p text:style-name="P4">}</text:p>
      <text:p text:style-name="P5">@Override</text:p>
      <text:p text:style-name="P4"><text:span text:style-name="T4">public</text:span> EmailCreator body(String <text:span text:style-name="T5">body</text:span>) {</text:p>
      <text:p text:style-name="P4"><text:span text:style-name="T6">// </text:span><text:span text:style-name="T7">TODO</text:span><text:span text:style-name="T6"> Auto-generated method stub</text:span></text:p>
      <text:p text:style-name="P4"><text:span text:style-name="T4">this</text:span>.<text:span text:style-name="T10">body</text:span> = <text:span text:style-name="T5">body</text:span>;</text:p>
      <text:p text:style-name="P4"><text:span text:style-name="T4">return</text:span> <text:span text:style-name="T4">this</text:span>;</text:p>
      <text:p text:style-name="P4">}</text:p>
      <text:p text:style-name="P5">@Override</text:p>
      <text:p text:style-name="P4"><text:span text:style-name="T4">public</text:span> Subject from(String <text:span text:style-name="T5">from</text:span>) {</text:p>
      <text:p text:style-name="P4"><text:span text:style-name="T6">// </text:span><text:span text:style-name="T7">TODO</text:span><text:span text:style-name="T6"> Auto-generated method stub</text:span></text:p>
      <text:p text:style-name="P4"><text:span text:style-name="T4">this</text:span>.<text:span text:style-name="T10">from</text:span> = <text:span text:style-name="T5">from</text:span>;</text:p>
      <text:p text:style-name="P4"><text:span text:style-name="T4">return</text:span> <text:span text:style-name="T4">this</text:span>;</text:p>
      <text:p text:style-name="P4">}</text:p>
      <text:p text:style-name="P5">@Override</text:p>
      <text:p text:style-name="P4"><text:span text:style-name="T4">public</text:span> From to(String <text:span text:style-name="T5">to</text:span>) {</text:p>
      <text:p text:style-name="P4"><text:span text:style-name="T6">// </text:span><text:span text:style-name="T7">TODO</text:span><text:span text:style-name="T6"> Auto-generated method stub</text:span></text:p>
      <text:p text:style-name="P4"><text:span text:style-name="T4">this</text:span>.<text:span text:style-name="T10">to</text:span> = <text:span text:style-name="T5">to</text:span>;</text:p>
      <text:p text:style-name="P4"><text:span text:style-name="T4">return</text:span> <text:span text:style-name="T4">this</text:span>;</text:p>
      <text:p text:style-name="P4"><text:soft-page-break/>}</text:p>
      <text:p text:style-name="P4"><text:span text:style-name="T4">private</text:span> EmailBuilder() {}</text:p>
      <text:p text:style-name="P4"><text:span text:style-name="T4">public</text:span> <text:span text:style-name="T4">static</text:span> EmailBuilder getInstance() {</text:p>
      <text:p text:style-name="P4"><text:span text:style-name="T4">return</text:span> <text:span text:style-name="T4">new</text:span> EmailBuilder();</text:p>
      <text:p text:style-name="P4">}</text:p>
      <text:p text:style-name="P5">@Override</text:p>
      <text:p text:style-name="P4"><text:span text:style-name="T4">public</text:span> EmailCreator cc(List&lt;String&gt; <text:span text:style-name="T5">cc</text:span>) {</text:p>
      <text:p text:style-name="P4"><text:span text:style-name="T6">// </text:span><text:span text:style-name="T7">TODO</text:span><text:span text:style-name="T6"> Auto-generated method stub</text:span></text:p>
      <text:p text:style-name="P4"><text:span text:style-name="T4">this</text:span>.<text:span text:style-name="T10">cc</text:span> = <text:span text:style-name="T5">cc</text:span>;</text:p>
      <text:p text:style-name="P4"><text:span text:style-name="T4">return</text:span> <text:span text:style-name="T4">this</text:span>;</text:p>
      <text:p text:style-name="P4">}</text:p>
      <text:p text:style-name="P5">@Override</text:p>
      <text:p text:style-name="P4"><text:span text:style-name="T4">public</text:span> EmailCreator bcc(List&lt;String&gt; <text:span text:style-name="T5">bcc</text:span>) {</text:p>
      <text:p text:style-name="P4"><text:span text:style-name="T6">// </text:span><text:span text:style-name="T7">TODO</text:span><text:span text:style-name="T6"> Auto-generated method stub</text:span></text:p>
      <text:p text:style-name="P4"><text:span text:style-name="T4">this</text:span>.<text:span text:style-name="T10">bcc</text:span> = <text:span text:style-name="T5">bcc</text:span>;</text:p>
      <text:p text:style-name="P4"><text:span text:style-name="T4">return</text:span> <text:span text:style-name="T4">this</text:span>;</text:p>
      <text:p text:style-name="P4">}</text:p>
      <text:p text:style-name="P5">@Override</text:p>
      <text:p text:style-name="P4"><text:span text:style-name="T4">public</text:span> Email build() {</text:p>
      <text:p text:style-name="P4"><text:span text:style-name="T6">// </text:span><text:span text:style-name="T7">TODO</text:span><text:span text:style-name="T6"> Auto-generated method stub</text:span></text:p>
      <text:p text:style-name="P4"><text:span text:style-name="T4">return</text:span> Email.<text:span text:style-name="T8">getMailObject</text:span>(<text:span text:style-name="T10">to</text:span>, <text:span text:style-name="T10">from</text:span>, <text:span text:style-name="T10">subject</text:span>, <text:span text:style-name="T10">body</text:span>, <text:span text:style-name="T10">cc</text:span>, <text:span text:style-name="T10">bcc</text:span>);</text:p>
      <text:p text:style-name="P4">}</text:p>
      <text:p text:style-name="P6">}</text:p>
      <text:p text:style-name="P4"/>
      <text:p text:style-name="P4"><text:span text:style-name="T4">public</text:span> <text:span text:style-name="T4">interface</text:span> To {</text:p>
      <text:p text:style-name="P4">From to(String <text:span text:style-name="T5">to</text:span>);</text:p>
      <text:p text:style-name="P4">}</text:p>
      <text:p text:style-name="P4"/>
      <text:p text:style-name="P4"><text:span text:style-name="T4">public</text:span> <text:span text:style-name="T4">interface</text:span> From {</text:p>
      <text:p text:style-name="P4">Subject from(String <text:span text:style-name="T5">from</text:span>);</text:p>
      <text:p text:style-name="P4">}</text:p>
      <text:p text:style-name="P4"/>
      <text:p text:style-name="P4"><text:span text:style-name="T4">public</text:span> <text:span text:style-name="T4">interface</text:span> Subject {</text:p>
      <text:p text:style-name="P4">Body subject(String <text:span text:style-name="T5">sub</text:span>);</text:p>
      <text:p text:style-name="P4">}</text:p>
      <text:p text:style-name="P4"><text:span text:style-name="T4">public</text:span> <text:span text:style-name="T4">interface</text:span> Body {</text:p>
      <text:p text:style-name="P4">EmailCreator body(String <text:span text:style-name="T5">body</text:span>);</text:p>
      <text:p text:style-name="P4">}</text:p>
      <text:p text:style-name="P4"><text:span text:style-name="T4">public</text:span> <text:span text:style-name="T4">interface</text:span> <text:span text:style-name="T12">EmailCreator</text:span> {</text:p>
      <text:p text:style-name="P4"><text:span text:style-name="T12">EmailCreator</text:span> cc(List&lt;String&gt; <text:span text:style-name="T5">cc</text:span>);</text:p>
      <text:p text:style-name="P4"><text:soft-page-break/><text:span text:style-name="T12">EmailCreator</text:span> bcc(List&lt;String&gt; <text:span text:style-name="T5">bcc</text:span>);</text:p>
      <text:p text:style-name="P4">Email build();</text:p>
      <text:p text:style-name="P4">}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"/>
    <style:font-face style:name="Helvetica Neue" svg:font-family="'Helvetica Neue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3-19T02:12:21.84</meta:creation-date>
    <dc:date>2023-03-19T22:00:37.30</dc:date>
    <meta:editing-duration>PT34M49S</meta:editing-duration>
    <meta:editing-cycles>8</meta:editing-cycles>
    <meta:generator>OpenOffice/4.1.14$Win32 OpenOffice.org_project/4114m1$Build-9811</meta:generator>
    <meta:document-statistic meta:table-count="0" meta:image-count="0" meta:object-count="0" meta:page-count="5" meta:paragraph-count="151" meta:word-count="502" meta:character-count="3288"/>
  </office:meta>
</office:document-meta>
</file>